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“Vamos Comer Castanhas Assadas”</text:p>
      <text:p text:style-name="P2">Professor Idalécio</text:p>
      <text:p text:style-name="P3"/>
      <text:p text:style-name="P4">Vamos comer, vamos comer, vamos comer castanhas assadas.</text:p>
      <text:p text:style-name="P5">Vamos comer, vamos comer, vamos comer castanhas assadas.</text:p>
      <text:p text:style-name="P6"/>
      <text:p text:style-name="P7">Uma, duas, três só de uma vez;</text:p>
      <text:p text:style-name="P8">Quatro,<text:s/>cinco seis, que boas que são.</text:p>
      <text:p text:style-name="P9">Uma, duas, três e como outra vez.</text:p>
      <text:p text:style-name="P10">Que alegria no meu coração!</text:p>
      <text:p text:style-name="P11"/>
      <text:p text:style-name="P12">Vamos comer, vamos comer, vamos comer castanhas assadas.</text:p>
      <text:p text:style-name="P13">Vamos comer, vamos comer, vamos comer castanhas assadas.</text:p>
      <text:p text:style-name="P14"/>
      <text:p text:style-name="P15">Uma, duas, três só de uma vez;</text:p>
      <text:p text:style-name="P16">Quatro,<text:s/>cinco seis, que boas que são.</text:p>
      <text:p text:style-name="P17">Uma, duas, três e como outra vez.</text:p>
      <text:p text:style-name="P18">Que alegria no meu coração!</text:p>
      <text:p text:style-name="P19"/>
      <text:p text:style-name="P20">Vamos comer, vamos comer, vamos comer castanhas assadas.</text:p>
      <text:p text:style-name="P21">Vamos comer, vamos comer, vamos comer castanhas assadas.</text:p>
      <text:p text:style-name="P22"/>
      <text:p text:style-name="P23">Uma, duas, três só de uma vez;</text:p>
      <text:p text:style-name="P24">Quatro,<text:s/>cinco,<text:s/>seis, que boas que são.</text:p>
      <text:p text:style-name="P25">Uma, duas, três e como outra vez.</text:p>
      <text:p text:style-name="P26">Que alegria no meu coração!</text:p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MAP. Loureiro</meta:initial-creator>
    <dc:creator>Ana Loureiro</dc:creator>
    <meta:creation-date>2023-02-17T14:45:00Z</meta:creation-date>
    <dc:date>2023-02-17T14:47:00Z</dc:date>
    <meta:template xlink:href="Normal" xlink:type="simple"/>
    <meta:editing-cycles>3</meta:editing-cycles>
    <meta:editing-duration>PT420S</meta:editing-duration>
    <meta:document-statistic meta:page-count="1" meta:paragraph-count="1" meta:word-count="124" meta:character-count="794" meta:row-count="5" meta:non-whitespace-character-count="671"/>
  </office:meta>
</office:document-meta>
</file>